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8.572cm" fo:margin-left="-1.381cm" table:align="left" style:writing-mode="lr-tb"/>
    </style:style>
    <style:style style:name="Table1.A" style:family="table-column">
      <style:table-column-properties style:column-width="1.307cm"/>
    </style:style>
    <style:style style:name="Table1.B" style:family="table-column">
      <style:table-column-properties style:column-width="6.167cm"/>
    </style:style>
    <style:style style:name="Table1.C" style:family="table-column">
      <style:table-column-properties style:column-width="3.404cm"/>
    </style:style>
    <style:style style:name="Table1.D" style:family="table-column">
      <style:table-column-properties style:column-width="3.184cm"/>
    </style:style>
    <style:style style:name="Table1.E" style:family="table-column">
      <style:table-column-properties style:column-width="4.5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1.38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2.801cm"/>
    </style:style>
    <style:style style:name="Table1.7" style:family="table-row">
      <style:table-row-properties style:min-row-height="2.2cm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language="ru" fo:country="RU" fo:font-weight="bold" officeooo:rsid="0088d3a4" officeooo:paragraph-rsid="0088d3a4" style:font-name-asian="Times New Roman1" style:font-weight-asian="bold" style:font-name-complex="Times New Roman1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language="ru" fo:country="RU" fo:font-style="italic" style:font-name-asian="Times New Roman1" style:font-style-asian="italic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9" style:family="paragraph" style:parent-style-name="Standard">
      <style:paragraph-properties fo:margin-left="0cm" fo:margin-right="-0.004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officeooo:rsid="0070461b" style:font-name-asian="Times New Roman1" style:font-size-asian="14pt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language="en" fo:country="US" fo:font-style="italic" style:font-name-asian="Times New Roman1" style:font-style-asian="italic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</style:style>
    <style:style style:name="P18" style:family="paragraph" style:parent-style-name="Text_20_body">
      <style:paragraph-properties style:line-height-at-least="0.019cm" fo:text-align="start" style:justify-single-word="false"/>
      <style:text-properties fo:color="#000000" loext:opacity="100%" style:font-name="Liberation Serif" fo:font-size="14pt" fo:language="ru" fo:country="RU" officeooo:rsid="00411906" officeooo:paragraph-rsid="00424947" style:font-size-asian="14pt" style:font-size-complex="14pt"/>
    </style:style>
    <style:style style:name="P19" style:family="paragraph" style:parent-style-name="Text_20_body">
      <style:paragraph-properties style:line-height-at-least="0.019cm" fo:text-align="start" style:justify-single-word="false"/>
      <style:text-properties style:font-name="Liberation Serif" officeooo:paragraph-rsid="0078137c"/>
    </style:style>
    <style:style style:name="P20" style:family="paragraph" style:parent-style-name="Heading_20_1" style:list-style-name="" style:master-page-name="">
      <loext:graphic-properties draw:fill="none"/>
      <style:paragraph-properties fo:margin-left="-1cm" fo:margin-right="0cm" fo:margin-top="0.529cm" fo:margin-bottom="0.071cm" style:contextual-spacing="fals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style:font-name="Liberation Serif" fo:font-size="20pt" fo:font-weight="bold" officeooo:rsid="006d2ab7" officeooo:paragraph-rsid="006d2ab7" style:font-size-asian="20pt" style:font-weight-asian="bold" style:font-size-complex="20pt" style:font-weight-complex="bold"/>
    </style:style>
    <style:style style:name="P21" style:family="paragraph" style:parent-style-name="Heading_20_1">
      <style:paragraph-properties fo:text-align="start" style:justify-single-word="false"/>
      <style:text-properties style:font-name="Liberation Serif" fo:font-size="20pt" fo:font-weight="bold" officeooo:paragraph-rsid="006abaa6" style:font-size-asian="20pt" style:font-weight-asian="bold" style:font-size-complex="20pt" style:font-weight-complex="bold"/>
    </style:style>
    <style:style style:name="P22" style:family="paragraph" style:parent-style-name="Heading_20_1" style:list-style-name="" style:master-page-name="">
      <loext:graphic-properties draw:fill="none"/>
      <style:paragraph-properties fo:margin-left="2.3cm" fo:margin-right="0cm" fo:margin-top="0.529cm" fo:margin-bottom="0.07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erif" fo:font-size="20pt" fo:font-weight="bold" officeooo:paragraph-rsid="006abaa6" style:font-size-asian="20pt" style:font-weight-asian="bold" style:font-size-complex="20pt" style:font-weight-complex="bold"/>
    </style:style>
    <style:style style:name="P23" style:family="paragraph" style:parent-style-name="Heading_20_1" style:list-style-name="" style:master-page-name="">
      <loext:graphic-properties draw:fill="none"/>
      <style:paragraph-properties fo:margin-left="5.001cm" fo:margin-right="0cm" fo:margin-top="0.529cm" fo:margin-bottom="0.07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erif" fo:font-size="20pt" fo:font-weight="bold" officeooo:paragraph-rsid="004e7a3a" style:font-size-asian="20pt" style:font-weight-asian="bold" style:font-size-complex="20pt" style:font-weight-complex="bold"/>
    </style:style>
    <style:style style:name="P24" style:family="paragraph" style:parent-style-name="Heading_20_1" style:list-style-name="" style:master-page-name="">
      <loext:graphic-properties draw:fill="none"/>
      <style:paragraph-properties fo:margin-left="0cm" fo:margin-right="0cm" fo:margin-top="0.529cm" fo:margin-bottom="0.071cm" style:contextual-spacing="false" fo:line-height="115%" fo:text-align="start" style:justify-single-word="false" fo:orphans="2" fo:widows="2" fo:text-indent="4.5cm" style:auto-text-indent="false" style:page-number="auto" fo:background-color="transparent"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25" style:family="paragraph" style:parent-style-name="Heading_20_1" style:list-style-name="" style:master-page-name="">
      <loext:graphic-properties draw:fill="none"/>
      <style:paragraph-properties fo:margin-left="0cm" fo:margin-right="0cm" fo:margin-top="0.529cm" fo:margin-bottom="0.071cm" style:contextual-spacing="false" fo:line-height="115%" fo:text-align="start" style:justify-single-word="false" fo:orphans="2" fo:widows="2" fo:text-indent="4.5cm" style:auto-text-indent="false" style:page-number="auto" fo:background-color="transparent"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26" style:family="paragraph" style:parent-style-name="Heading_20_1" style:list-style-name="" style:master-page-name="">
      <loext:graphic-properties draw:fill="none"/>
      <style:paragraph-properties fo:margin-left="2.499cm" fo:margin-right="0cm" fo:margin-top="0.529cm" fo:margin-bottom="0.071cm" style:contextual-spacing="false" fo:line-height="115%" fo:text-align="start" style:justify-single-word="false" fo:orphans="2" fo:widows="2" fo:text-indent="2cm" style:auto-text-indent="false" style:page-number="auto" fo:background-color="transparent"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27" style:family="paragraph" style:parent-style-name="Heading_20_1" style:list-style-name="" style:master-page-name="">
      <loext:graphic-properties draw:fill="none"/>
      <style:paragraph-properties fo:margin-left="0cm" fo:margin-right="0cm" fo:margin-top="0.529cm" fo:margin-bottom="0.071cm" style:contextual-spacing="false" fo:line-height="115%" fo:text-align="start" style:justify-single-word="false" fo:orphans="2" fo:widows="2" fo:text-indent="2.499cm" style:auto-text-indent="false" style:page-number="auto" fo:background-color="transparent"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28" style:family="paragraph" style:parent-style-name="Heading_20_1">
      <style:paragraph-properties fo:text-align="start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29" style:family="paragraph" style:parent-style-name="Contents_20_1">
      <style:paragraph-properties fo:text-align="start" style:justify-single-word="false"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 fo:text-align="start" style:justify-single-word="false">
        <style:tab-stops>
          <style:tab-stop style:position="16.501cm" style:type="right" style:leader-style="dotted" style:leader-text="."/>
        </style:tab-stops>
      </style:paragraph-properties>
      <style:text-properties officeooo:paragraph-rsid="006a0ffc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32" style:family="paragraph" style:parent-style-name="Preformatted_20_Text">
      <style:paragraph-properties fo:line-height="100%" fo:text-align="start" style:justify-single-word="false"/>
      <style:text-properties style:font-name="Liberation Serif" fo:font-size="14pt" style:font-size-asian="14pt" style:font-size-complex="14pt"/>
    </style:style>
    <style:style style:name="P33" style:family="paragraph" style:parent-style-name="Preformatted_20_Text">
      <style:paragraph-properties fo:line-height="100%" fo:text-align="start" style:justify-single-word="false"/>
      <style:text-properties style:font-name="Liberation Serif" fo:font-size="14pt" officeooo:rsid="00815186" officeooo:paragraph-rsid="00815186" style:font-size-asian="14pt" style:font-size-complex="14pt"/>
    </style:style>
    <style:style style:name="P34" style:family="paragraph" style:parent-style-name="Preformatted_20_Text">
      <style:paragraph-properties fo:line-height="100%" fo:text-align="start" style:justify-single-word="false"/>
      <style:text-properties style:font-name="Liberation Serif" fo:font-size="14pt" officeooo:rsid="00815186" officeooo:paragraph-rsid="0085de0c" style:font-size-asian="14pt" style:font-size-complex="14pt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erif" fo:font-size="14pt" officeooo:paragraph-rsid="0078137c" style:font-size-asian="14pt" style:font-size-complex="14pt"/>
    </style:style>
    <style:style style:name="P36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erif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erif" officeooo:paragraph-rsid="0078137c"/>
    </style:style>
    <style:style style:name="P38" style:family="paragraph" style:parent-style-name="Contents_20_Heading">
      <style:paragraph-properties fo:text-align="start" style:justify-single-word="false"/>
      <style:text-properties style:use-window-font-color="true" loext:opacity="0%" fo:background-color="transparent"/>
    </style:style>
    <style:style style:name="P39" style:family="paragraph" style:parent-style-name="Table_20_Contents">
      <style:paragraph-properties fo:line-height="100%" fo:text-align="start" style:justify-single-word="false"/>
      <style:text-properties style:font-name="Liberation Serif" fo:font-size="14pt" style:font-size-asian="14pt" style:font-size-complex="14pt"/>
    </style:style>
    <style:style style:name="P40" style:family="paragraph" style:parent-style-name="Table_20_Contents">
      <style:paragraph-properties fo:line-height="100%" fo:text-align="start" style:justify-single-word="false"/>
      <style:text-properties style:font-name="Liberation Serif" fo:font-size="14pt" officeooo:rsid="0030423b" officeooo:paragraph-rsid="0030423b" style:font-size-asian="14pt" style:font-size-complex="14pt"/>
    </style:style>
    <style:style style:name="P41" style:family="paragraph" style:parent-style-name="Table_20_Contents">
      <style:paragraph-properties fo:line-height="100%" fo:text-align="start" style:justify-single-word="false"/>
      <style:text-properties style:font-name="Liberation Serif" fo:font-size="14pt" officeooo:rsid="00352741" officeooo:paragraph-rsid="005938a5" style:font-size-asian="14pt" style:font-size-complex="14pt"/>
    </style:style>
    <style:style style:name="P42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ru" fo:country="RU" officeooo:rsid="0030423b" officeooo:paragraph-rsid="0030423b" style:font-size-asian="14pt" style:font-size-complex="14pt"/>
    </style:style>
    <style:style style:name="P43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ru" fo:country="RU" officeooo:rsid="007a0d86" officeooo:paragraph-rsid="007a0d86" style:font-size-asian="14pt" style:font-size-complex="14pt"/>
    </style:style>
    <style:style style:name="P44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ru" fo:country="RU" officeooo:rsid="0055f4ed" officeooo:paragraph-rsid="0055f4ed" style:font-size-asian="14pt" style:font-size-complex="14pt"/>
    </style:style>
    <style:style style:name="P45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ru" fo:country="RU" officeooo:rsid="0031292b" officeooo:paragraph-rsid="007ce77c" style:font-size-asian="14pt" style:font-size-complex="14pt"/>
    </style:style>
    <style:style style:name="P46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ru" fo:country="RU" officeooo:rsid="00815186" officeooo:paragraph-rsid="00815186" style:font-size-asian="14pt" style:font-size-complex="14pt"/>
    </style:style>
    <style:style style:name="P47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ru" fo:country="RU" officeooo:rsid="00815186" officeooo:paragraph-rsid="00831605" style:font-size-asian="14pt" style:font-size-complex="14pt"/>
    </style:style>
    <style:style style:name="P48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ru" fo:country="RU" officeooo:rsid="00815186" officeooo:paragraph-rsid="0085de0c" style:font-size-asian="14pt" style:font-size-complex="14pt"/>
    </style:style>
    <style:style style:name="P49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en" fo:country="US" officeooo:rsid="0032fd33" officeooo:paragraph-rsid="007a0d86" style:font-size-asian="14pt" style:font-size-complex="14pt"/>
    </style:style>
    <style:style style:name="P50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en" fo:country="US" officeooo:rsid="006f5c03" officeooo:paragraph-rsid="006f5c03" style:font-size-asian="14pt" style:font-size-complex="14pt"/>
    </style:style>
    <style:style style:name="P51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en" fo:country="US" officeooo:rsid="0055f4ed" officeooo:paragraph-rsid="0055f4ed" style:font-size-asian="14pt" style:font-size-complex="14pt"/>
    </style:style>
    <style:style style:name="P52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en" fo:country="US" officeooo:rsid="007a0d86" officeooo:paragraph-rsid="007a0d86" style:font-size-asian="14pt" style:font-size-complex="14pt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en" fo:country="US" officeooo:rsid="00352741" officeooo:paragraph-rsid="007e372c" style:font-size-asian="14pt" style:font-size-complex="14pt"/>
    </style:style>
    <style:style style:name="P54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en" fo:country="US" officeooo:rsid="005b4739" officeooo:paragraph-rsid="005b4739" style:font-size-asian="14pt" style:font-size-complex="14pt"/>
    </style:style>
    <style:style style:name="P55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en" fo:country="US" officeooo:rsid="007e372c" officeooo:paragraph-rsid="007e372c" style:font-size-asian="14pt" style:font-size-complex="14pt"/>
    </style:style>
    <style:style style:name="P56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en" fo:country="US" officeooo:rsid="00815186" officeooo:paragraph-rsid="00815186" style:font-size-asian="14pt" style:font-size-complex="14pt"/>
    </style:style>
    <style:style style:name="P57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en" fo:country="US" officeooo:rsid="00831605" officeooo:paragraph-rsid="00831605" style:font-size-asian="14pt" style:font-size-complex="14pt"/>
    </style:style>
    <style:style style:name="P58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en" fo:country="US" officeooo:rsid="00831605" officeooo:paragraph-rsid="0085de0c" style:font-size-asian="14pt" style:font-size-complex="14pt"/>
    </style:style>
    <style:style style:name="P59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en" fo:country="US" officeooo:rsid="0085de0c" officeooo:paragraph-rsid="0085de0c" style:font-size-asian="14pt" style:font-size-complex="14pt"/>
    </style:style>
    <style:style style:name="P60" style:family="paragraph" style:parent-style-name="List_20_Paragraph" style:list-style-name="WWNum2">
      <style:paragraph-properties fo:margin-left="0.63cm" fo:margin-right="0cm" fo:margin-top="0.423cm" fo:margin-bottom="0cm" style:contextual-spacing="true" fo:line-height="100%" fo:text-align="start" style:justify-single-word="false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61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62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Times New Roman" fo:font-size="14pt" fo:language="ru" fo:country="RU" fo:background-color="transparen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63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078137c" officeooo:paragraph-rsid="0078137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19e29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5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1ab047" officeooo:paragraph-rsid="003a69a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6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3beaa1" officeooo:paragraph-rsid="003beaa1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7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1b4fb0" officeooo:paragraph-rsid="001b4fb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8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c13df" officeooo:paragraph-rsid="001c13d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9" style:family="paragraph" style:parent-style-name="List_20_Paragraph" style:master-page-name="">
      <loext:graphic-properties draw:fill="none"/>
      <style:paragraph-properties fo:margin-left="0.6cm" fo:margin-right="0.9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weight="normal" officeooo:rsid="0019e290" officeooo:paragraph-rsid="0038ceb4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70" style:family="paragraph" style:parent-style-name="List_20_Paragraph" style:master-page-name="">
      <loext:graphic-properties draw:fill="none"/>
      <style:paragraph-properties fo:margin-left="-1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style="normal" fo:font-weight="bold" officeooo:rsid="0019e290" officeooo:paragraph-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71" style:family="paragraph" style:parent-style-name="List_20_Paragraph" style:master-page-name="">
      <loext:graphic-properties draw:fill="none"/>
      <style:paragraph-properties fo:margin-left="-1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style="normal" fo:font-weight="bold" officeooo:rsid="0019e290" officeooo:paragraph-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72" style:family="paragraph" style:parent-style-name="List_20_Paragraph" style:master-page-name="">
      <loext:graphic-properties draw:fill="none"/>
      <style:paragraph-properties fo:margin-left="-1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style="normal" fo:font-weight="bold" officeooo:rsid="0019e290" officeooo:paragraph-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73" style:family="paragraph" style:parent-style-name="List_20_Paragraph" style:master-page-name="">
      <loext:graphic-properties draw:fill="none"/>
      <style:paragraph-properties fo:margin-left="-1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style="normal" fo:font-weight="bold" officeooo:rsid="0019e290" officeooo:paragraph-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74" style:family="paragraph" style:parent-style-name="List_20_Paragraph" style:master-page-name="">
      <loext:graphic-properties draw:fill="none"/>
      <style:paragraph-properties fo:margin-left="-1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style="normal" fo:font-weight="bold" officeooo:rsid="006abaa6" officeooo:paragraph-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75" style:family="paragraph" style:parent-style-name="List_20_Paragraph" style:master-page-name="">
      <loext:graphic-properties draw:fill="none"/>
      <style:paragraph-properties fo:margin-left="-1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style="normal" fo:font-weight="normal" officeooo:rsid="002817ca" officeooo:paragraph-rsid="006abaa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76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officeooo:paragraph-rsid="001d1a89" style:font-size-asian="14pt" style:font-size-complex="14pt"/>
    </style:style>
    <style:style style:name="P77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0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font-weight="normal" officeooo:paragraph-rsid="0032fd33" style:font-size-asian="14pt" style:font-weight-asian="normal" style:font-size-complex="14pt" style:font-weight-complex="normal"/>
    </style:style>
    <style:style style:name="P78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6pt" fo:language="ru" fo:country="RU" fo:font-weight="bold" officeooo:rsid="001ab047" officeooo:paragraph-rsid="001ab047" style:font-name-asian="Times New Roman1" style:font-size-asian="16pt" style:language-asian="ru" style:country-asian="RU" style:font-weight-asian="bold" style:font-name-complex="Times New Roman1" style:font-size-complex="16pt"/>
    </style:style>
    <style:style style:name="P79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6pt" fo:language="ru" fo:country="RU" fo:font-weight="bold" officeooo:rsid="001ab047" officeooo:paragraph-rsid="001b4fb0" style:font-name-asian="Times New Roman1" style:font-size-asian="16pt" style:language-asian="ru" style:country-asian="RU" style:font-weight-asian="bold" style:font-name-complex="Times New Roman1" style:font-size-complex="16pt"/>
    </style:style>
    <style:style style:name="P80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5pt" fo:language="ru" fo:country="RU" fo:font-weight="normal" officeooo:rsid="001b4fb0" officeooo:paragraph-rsid="003beaa1" style:font-name-asian="Times New Roman1" style:font-size-asian="13.1000003814697pt" style:language-asian="ru" style:country-asian="RU" style:font-weight-asian="normal" style:font-name-complex="Times New Roman1" style:font-size-complex="15pt" style:font-weight-complex="normal"/>
    </style:style>
    <style:style style:name="P81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style:font-name="Liberation Serif" officeooo:rsid="0078137c" officeooo:paragraph-rsid="0078137c"/>
    </style:style>
    <style:style style:name="P82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style:font-name="Liberation Serif" fo:font-size="14pt" fo:font-weight="normal" officeooo:rsid="0078137c" officeooo:paragraph-rsid="0078137c" style:font-size-asian="12.25pt" style:font-weight-asian="normal" style:font-size-complex="14pt" style:font-weight-complex="normal"/>
    </style:style>
    <style:style style:name="P83" style:family="paragraph" style:parent-style-name="List_20_Paragraph" style:list-style-name="L2" style:master-page-name="">
      <loext:graphic-properties draw:fill="none"/>
      <style:paragraph-properties fo:margin-left="1.799cm" fo:margin-right="0cm" fo:margin-top="0.423cm" fo:margin-bottom="0cm" style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style:font-name="Liberation Serif" fo:font-size="14pt" fo:font-weight="normal" officeooo:rsid="0078137c" officeooo:paragraph-rsid="0078137c" style:font-size-asian="12.25pt" style:font-weight-asian="normal" style:font-size-complex="14pt" style:font-weight-complex="normal"/>
    </style:style>
    <style:style style:name="P84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01ab047" officeooo:paragraph-rsid="001b4fb0" style:font-size-asian="12.25pt" style:font-weight-asian="normal" style:font-size-complex="14pt" style:font-weight-complex="normal"/>
    </style:style>
    <style:style style:name="P85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01ab047" officeooo:paragraph-rsid="003a69ab" style:font-size-asian="12.25pt" style:font-weight-asian="normal" style:font-size-complex="14pt" style:font-weight-complex="normal"/>
    </style:style>
    <style:style style:name="P86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style:font-name="Liberation Serif" fo:font-size="14pt" fo:font-weight="normal" officeooo:paragraph-rsid="0078aaf5" style:font-size-asian="12.25pt" style:font-weight-asian="normal" style:font-size-complex="14pt" style:font-weight-complex="normal"/>
    </style:style>
    <style:style style:name="P87" style:family="paragraph" style:parent-style-name="List_20_Paragraph" style:master-page-name="">
      <loext:graphic-properties draw:fill="none"/>
      <style:paragraph-properties fo:margin-left="-1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erif" fo:font-size="14pt" fo:language="ru" fo:country="RU" fo:font-weight="normal" officeooo:rsid="001c13df" officeooo:paragraph-rsid="001c13df" style:font-size-asian="12.25pt" style:font-weight-asian="normal" style:font-size-complex="14pt" style:font-weight-complex="normal"/>
    </style:style>
    <style:style style:name="P88" style:family="paragraph" style:parent-style-name="List_20_Paragraph" style:master-page-name="">
      <loext:graphic-properties draw:fill="none"/>
      <style:paragraph-properties fo:margin-left="-0.9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erif" fo:font-size="14pt" fo:font-style="normal" fo:font-weight="normal" officeooo:rsid="00243b43" officeooo:paragraph-rsid="006abaa6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List_20_Paragraph" style:master-page-name="">
      <loext:graphic-properties draw:fill="none"/>
      <style:paragraph-properties fo:margin-left="-1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erif" fo:font-size="14pt" fo:font-style="normal" fo:font-weight="normal" officeooo:rsid="00280545" officeooo:paragraph-rsid="006abaa6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5pt" fo:font-weight="normal" officeooo:rsid="001b4fb0" officeooo:paragraph-rsid="003beaa1" style:font-size-asian="13.1000003814697pt" style:font-weight-asian="normal" style:font-size-complex="15pt" style:font-weight-complex="normal"/>
    </style:style>
    <style:style style:name="P91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6pt" officeooo:rsid="001ab047" officeooo:paragraph-rsid="001b4fb0" style:font-size-asian="16pt" style:font-size-complex="16pt"/>
    </style:style>
    <style:style style:name="P92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93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6pt" fo:font-style="normal" fo:font-weight="bold" officeooo:rsid="002ce9a5" officeooo:paragraph-rsid="002ce9a5" style:font-size-asian="16pt" style:font-style-asian="normal" style:font-weight-asian="bold" style:font-size-complex="16pt" style:font-style-complex="normal" style:font-weight-complex="bold"/>
    </style:style>
    <style:style style:name="P94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style:font-name="Liberation Serif" officeooo:paragraph-rsid="003f3dec"/>
    </style:style>
    <style:style style:name="P95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style:font-name="Liberation Serif" officeooo:paragraph-rsid="007582fd"/>
    </style:style>
    <style:style style:name="P96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style:font-name="Liberation Serif" officeooo:paragraph-rsid="003c4add"/>
    </style:style>
    <style:style style:name="P97" style:family="paragraph" style:parent-style-name="List_20_Paragraph" style:master-page-name="">
      <loext:graphic-properties draw:fill="none"/>
      <style:paragraph-properties fo:margin-left="-1.499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erif" officeooo:paragraph-rsid="006d2ab7"/>
    </style:style>
    <style:style style:name="P98" style:family="paragraph" style:parent-style-name="List_20_Paragraph" style:master-page-name="">
      <loext:graphic-properties draw:fill="none"/>
      <style:paragraph-properties fo:margin-left="-1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erif" officeooo:paragraph-rsid="006abaa6"/>
    </style:style>
    <style:style style:name="P99" style:family="paragraph" style:parent-style-name="List_20_Paragraph" style:master-page-name="">
      <loext:graphic-properties draw:fill="none"/>
      <style:paragraph-properties fo:margin-left="-1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erif" officeooo:paragraph-rsid="006abaa6"/>
    </style:style>
    <style:style style:name="P100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style:font-name="Liberation Serif" officeooo:rsid="003c4add" officeooo:paragraph-rsid="003c4add"/>
    </style:style>
    <style:style style:name="T1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officeooo:rsid="0074b1ed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7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8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9" style:family="text">
      <style:text-properties style:font-name="Times New Roman" fo:font-size="14pt" fo:language="ru" fo:country="RU" fo:font-style="italic" officeooo:rsid="0074b1ed" style:font-name-asian="Times New Roman1" style:font-size-asian="14pt" style:font-style-asian="italic" style:font-name-complex="Times New Roman1"/>
    </style:style>
    <style:style style:name="T10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11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fo:language="ru" fo:country="RU" style:font-name-asian="Times New Roman1" style:language-asian="ru" style:country-asian="RU" style:font-name-complex="Times New Roman1"/>
    </style:style>
    <style:style style:name="T13" style:family="text">
      <style:text-properties fo:color="#000000" loext:opacity="100%" fo:language="ru" fo:country="RU" officeooo:rsid="001b4fb0" style:font-name-asian="Times New Roman1" style:language-asian="ru" style:country-asian="RU" style:font-name-complex="Times New Roman1"/>
    </style:style>
    <style:style style:name="T14" style:family="text">
      <style:text-properties fo:color="#000000" loext:opacity="100%" fo:language="ru" fo:country="RU" officeooo:rsid="00261220" style:font-name-asian="Times New Roman1" style:language-asian="ru" style:country-asian="RU" style:font-name-complex="Times New Roman1"/>
    </style:style>
    <style:style style:name="T15" style:family="text">
      <style:text-properties fo:color="#000000" loext:opacity="100%" fo:language="ru" fo:country="RU" officeooo:rsid="006abaa6" style:font-name-asian="Times New Roman1" style:language-asian="ru" style:country-asian="RU" style:font-name-complex="Times New Roman1"/>
    </style:style>
    <style:style style:name="T16" style:family="text">
      <style:text-properties fo:color="#000000" loext:opacity="100%" fo:language="ru" fo:country="RU" officeooo:rsid="007314e0" style:font-name-asian="Times New Roman1" style:language-asian="ru" style:country-asian="RU" style:font-name-complex="Times New Roman1"/>
    </style:style>
    <style:style style:name="T17" style:family="text">
      <style:text-properties fo:color="#000000" loext:opacity="100%" fo:language="ru" fo:country="RU" officeooo:rsid="0074b1ed" style:font-name-asian="Times New Roman1" style:language-asian="ru" style:country-asian="RU" style:font-name-complex="Times New Roman1"/>
    </style:style>
    <style:style style:name="T18" style:family="text">
      <style:text-properties fo:color="#000000" loext:opacity="100%" fo:language="ru" fo:country="RU" officeooo:rsid="0074cac6" style:font-name-asian="Times New Roman1" style:language-asian="ru" style:country-asian="RU" style:font-name-complex="Times New Roman1"/>
    </style:style>
    <style:style style:name="T19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/>
    </style:style>
    <style:style style:name="T20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 style:font-weight-complex="bold"/>
    </style:style>
    <style:style style:name="T21" style:family="text">
      <style:text-properties fo:color="#000000" loext:opacity="100%" fo:language="ru" fo:country="RU" fo:font-weight="bold" officeooo:rsid="001b4fb0" style:font-name-asian="Times New Roman1" style:language-asian="ru" style:country-asian="RU" style:font-weight-asian="bold" style:font-name-complex="Times New Roman1"/>
    </style:style>
    <style:style style:name="T22" style:family="text">
      <style:text-properties fo:color="#000000" loext:opacity="100%" fo:language="en" fo:country="US" style:font-name-asian="Times New Roman1" style:language-asian="ru" style:country-asian="RU" style:font-name-complex="Times New Roman1"/>
    </style:style>
    <style:style style:name="T23" style:family="text">
      <style:text-properties fo:color="#000000" loext:opacity="100%" fo:language="en" fo:country="US" officeooo:rsid="003a69ab" style:font-name-asian="Times New Roman1" style:language-asian="ru" style:country-asian="RU" style:font-name-complex="Times New Roman1"/>
    </style:style>
    <style:style style:name="T24" style:family="text">
      <style:text-properties fo:color="#000000" loext:opacity="100%" fo:language="en" fo:country="US" officeooo:rsid="003b25c8" style:font-name-asian="Times New Roman1" style:language-asian="ru" style:country-asian="RU" style:font-name-complex="Times New Roman1"/>
    </style:style>
    <style:style style:name="T25" style:family="text">
      <style:text-properties fo:color="#000000" loext:opacity="100%" fo:language="en" fo:country="US" officeooo:rsid="00456a08" style:font-name-asian="Times New Roman1" style:language-asian="ru" style:country-asian="RU" style:font-name-complex="Times New Roman1"/>
    </style:style>
    <style:style style:name="T26" style:family="text">
      <style:text-properties fo:color="#000000" loext:opacity="100%" fo:language="en" fo:country="US" officeooo:rsid="001ab047" style:font-name-asian="Times New Roman1" style:language-asian="ru" style:country-asian="RU" style:font-name-complex="Times New Roman1"/>
    </style:style>
    <style:style style:name="T27" style:family="text">
      <style:text-properties fo:color="#000000" loext:opacity="100%" fo:language="en" fo:country="US" officeooo:rsid="0078aaf5" style:font-name-asian="Times New Roman1" style:language-asian="ru" style:country-asian="RU" style:font-name-complex="Times New Roman1"/>
    </style:style>
    <style:style style:name="T28" style:family="text">
      <style:text-properties fo:color="#000000" loext:opacity="100%" fo:language="en" fo:country="US" style:font-name-asian="Times New Roman1" style:font-size-asian="14pt" style:language-asian="ru" style:country-asian="RU" style:font-name-complex="Times New Roman1"/>
    </style:style>
    <style:style style:name="T29" style:family="text">
      <style:text-properties fo:color="#000000" loext:opacity="100%" fo:language="en" fo:country="US" officeooo:rsid="001b4fb0" style:font-name-asian="Times New Roman1" style:font-size-asian="14pt" style:language-asian="ru" style:country-asian="RU" style:font-name-complex="Times New Roman1"/>
    </style:style>
    <style:style style:name="T30" style:family="text">
      <style:text-properties fo:color="#000000" loext:opacity="100%" fo:language="en" fo:country="US" officeooo:rsid="0078aaf5" style:font-name-asian="Times New Roman1" style:font-size-asian="14pt" style:language-asian="ru" style:country-asian="RU" style:font-name-complex="Times New Roman1"/>
    </style:style>
    <style:style style:name="T31" style:family="text">
      <style:text-properties fo:color="#000000" loext:opacity="100%" fo:font-size="14pt" fo:language="ru" fo:country="RU" style:font-name-asian="Times New Roman1" style:font-size-asian="12.25pt" style:language-asian="ru" style:country-asian="RU" style:font-name-complex="Times New Roman1" style:font-size-complex="14pt"/>
    </style:style>
    <style:style style:name="T32" style:family="text">
      <style:text-properties fo:color="#000000" loext:opacity="100%" fo:font-size="14pt" fo:language="ru" fo:country="RU" officeooo:rsid="001b4fb0" style:font-name-asian="Times New Roman1" style:font-size-asian="12.25pt" style:language-asian="ru" style:country-asian="RU" style:font-name-complex="Times New Roman1" style:font-size-complex="14pt"/>
    </style:style>
    <style:style style:name="T33" style:family="text">
      <style:text-properties fo:color="#000000" loext:opacity="100%" fo:font-size="14pt" fo:language="ru" fo:country="RU" officeooo:rsid="003c4add" style:font-name-asian="Times New Roman1" style:font-size-asian="12.25pt" style:language-asian="ru" style:country-asian="RU" style:font-name-complex="Times New Roman1" style:font-size-complex="14pt"/>
    </style:style>
    <style:style style:name="T34" style:family="text">
      <style:text-properties fo:color="#000000" loext:opacity="100%" fo:font-size="14pt" fo:language="ru" fo:country="RU" officeooo:rsid="0074cac6" style:font-name-asian="Times New Roman1" style:font-size-asian="12.25pt" style:language-asian="ru" style:country-asian="RU" style:font-name-complex="Times New Roman1" style:font-size-complex="14pt"/>
    </style:style>
    <style:style style:name="T35" style:family="text">
      <style:text-properties fo:color="#000000" loext:opacity="100%" fo:font-size="14pt" fo:language="ru" fo:country="RU" fo:font-weight="normal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6" style:family="text">
      <style:text-properties fo:color="#000000" loext:opacity="100%" fo:font-size="14pt" fo:language="ru" fo:country="RU" fo:font-weight="normal" officeooo:rsid="003c4ad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7" style:family="text">
      <style:text-properties fo:color="#000000" loext:opacity="100%" fo:font-size="14pt" fo:language="ru" fo:country="RU" fo:font-weight="normal" officeooo:rsid="002ce9a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8" style:family="text">
      <style:text-properties fo:color="#000000" loext:opacity="100%" fo:font-size="14pt" fo:language="ru" fo:country="RU" fo:font-weight="normal" officeooo:rsid="002d1a8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9" style:family="text">
      <style:text-properties fo:color="#000000" loext:opacity="100%" fo:font-size="14pt" fo:language="ru" fo:country="RU" fo:font-weight="normal" officeooo:rsid="002f974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40" style:family="text">
      <style:text-properties fo:color="#000000" loext:opacity="100%" fo:font-size="14pt" fo:language="ru" fo:country="RU" fo:font-weight="normal" officeooo:rsid="007582f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41" style:family="text">
      <style:text-properties fo:color="#000000" loext:opacity="100%" fo:font-size="14pt" fo:language="ru" fo:country="RU" fo:font-weight="normal" officeooo:rsid="006ebf1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42" style:family="text">
      <style:text-properties fo:color="#000000" loext:opacity="100%" fo:font-size="14pt" fo:language="ru" fo:country="RU" fo:font-weight="normal" officeooo:rsid="002817c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3" style:family="text">
      <style:text-properties fo:color="#000000" loext:opacity="100%" fo:font-size="14pt" fo:language="ru" fo:country="RU" fo:font-weight="normal" officeooo:rsid="006c1ca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4" style:family="text">
      <style:text-properties fo:color="#000000" loext:opacity="100%" fo:font-size="14pt" fo:language="ru" fo:country="RU" fo:font-style="normal" fo:font-weight="normal" officeooo:rsid="002f9743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5" style:family="text">
      <style:text-properties fo:color="#000000" loext:opacity="100%" fo:font-size="14pt" fo:language="ru" fo:country="RU" fo:font-style="normal" fo:font-weight="normal" officeooo:rsid="003c4add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6" style:family="text">
      <style:text-properties fo:color="#000000" loext:opacity="100%" fo:font-size="14pt" fo:language="ru" fo:country="RU" fo:font-style="normal" fo:font-weight="normal" officeooo:rsid="007582fd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7" style:family="text">
      <style:text-properties fo:color="#000000" loext:opacity="100%" fo:font-size="14pt" fo:language="ru" fo:country="RU" fo:font-style="normal" fo:font-weight="normal" officeooo:rsid="006c1ca2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8" style:family="text">
      <style:text-properties fo:color="#000000" loext:opacity="100%" fo:font-size="14pt" fo:language="ru" fo:country="RU" fo:font-style="normal" fo:font-weight="normal" officeooo:rsid="002817c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9" style:family="text">
      <style:text-properties fo:color="#000000" loext:opacity="100%" fo:font-size="14pt" fo:language="ru" fo:country="RU" fo:font-style="normal" fo:font-weight="normal" officeooo:rsid="006abaa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50" style:family="text">
      <style:text-properties fo:color="#000000" loext:opacity="100%" fo:font-size="14pt" fo:language="ru" fo:country="RU" fo:font-style="normal" fo:font-weight="normal" officeooo:rsid="006d2ab7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51" style:family="text">
      <style:text-properties fo:color="#000000" loext:opacity="100%" fo:font-size="14pt" fo:language="ru" fo:country="RU" fo:font-style="normal" fo:font-weight="normal" officeooo:rsid="007e372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52" style:family="text">
      <style:text-properties fo:color="#000000" loext:opacity="100%" fo:font-size="14pt" fo:language="ru" fo:country="RU" fo:font-style="normal" fo:font-weight="normal" officeooo:rsid="00897571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53" style:family="text">
      <style:text-properties fo:color="#000000" loext:opacity="100%" fo:font-size="14pt" fo:language="ru" fo:country="RU" officeooo:rsid="0043f148" style:font-size-asian="14pt" style:font-size-complex="14pt"/>
    </style:style>
    <style:style style:name="T54" style:family="text">
      <style:text-properties fo:color="#000000" loext:opacity="100%" fo:font-size="14pt" fo:language="ru" fo:country="RU" officeooo:rsid="0078137c" style:font-size-asian="14pt" style:font-size-complex="14pt"/>
    </style:style>
    <style:style style:name="T55" style:family="text">
      <style:text-properties fo:color="#000000" loext:opacity="100%" fo:font-size="14pt" fo:language="en" fo:country="US" fo:font-weight="normal" officeooo:rsid="001ab04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6" style:family="text">
      <style:text-properties fo:color="#000000" loext:opacity="100%" fo:font-size="14pt" fo:language="en" fo:country="US" fo:font-weight="normal" officeooo:rsid="003b25c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57" style:family="text">
      <style:text-properties fo:color="#000000" loext:opacity="100%" style:font-name-asian="Times New Roman1" style:language-asian="ru" style:country-asian="RU" style:font-name-complex="Times New Roman1"/>
    </style:style>
    <style:style style:name="T58" style:family="text">
      <style:text-properties fo:color="#000000" loext:opacity="100%" officeooo:rsid="003f63f2" style:font-name-asian="Times New Roman1" style:language-asian="ru" style:country-asian="RU" style:font-name-complex="Times New Roman1"/>
    </style:style>
    <style:style style:name="T59" style:family="text">
      <style:text-properties fo:color="#000000" loext:opacity="100%" officeooo:rsid="00766e78" style:font-name-asian="Times New Roman1" style:language-asian="ru" style:country-asian="RU" style:font-name-complex="Times New Roman1"/>
    </style:style>
    <style:style style:name="T60" style:family="text">
      <style:text-properties fo:language="ru" fo:country="RU"/>
    </style:style>
    <style:style style:name="T61" style:family="text">
      <style:text-properties fo:language="ru" fo:country="RU" officeooo:rsid="007a0d86"/>
    </style:style>
    <style:style style:name="T62" style:family="text">
      <style:text-properties fo:background-color="transparent" loext:char-shading-value="0"/>
    </style:style>
    <style:style style:name="T63" style:family="text">
      <style:text-properties officeooo:rsid="007e372c" fo:background-color="transparent" loext:char-shading-value="0"/>
    </style:style>
    <style:style style:name="T64" style:family="text">
      <style:text-properties officeooo:rsid="006abaa6"/>
    </style:style>
    <style:style style:name="T65" style:family="text">
      <style:text-properties officeooo:rsid="0074cac6"/>
    </style:style>
    <style:style style:name="T66" style:family="text">
      <style:text-properties officeooo:rsid="00766e78"/>
    </style:style>
    <style:style style:name="T67" style:family="text">
      <style:text-properties fo:color="#d69aa7" loext:opacity="100%"/>
    </style:style>
    <style:style style:name="T68" style:family="text">
      <style:text-properties fo:color="#d69aa7" loext:opacity="100%" fo:font-size="14pt" style:font-size-asian="14pt" style:font-size-complex="14pt"/>
    </style:style>
    <style:style style:name="T69" style:family="text">
      <style:text-properties fo:color="#d69aa7" loext:opacity="100%" fo:font-size="13pt" style:font-size-asian="13pt" style:font-size-complex="13pt"/>
    </style:style>
    <style:style style:name="T70" style:family="text">
      <style:text-properties fo:color="#bec0c2" loext:opacity="100%"/>
    </style:style>
    <style:style style:name="T71" style:family="text">
      <style:text-properties fo:color="#bec0c2" loext:opacity="100%" fo:font-size="14pt" style:font-size-asian="14pt" style:font-size-complex="14pt"/>
    </style:style>
    <style:style style:name="T72" style:family="text">
      <style:text-properties fo:color="#bec0c2" loext:opacity="100%" fo:font-size="13pt" style:font-size-asian="13pt" style:font-size-complex="13pt"/>
    </style:style>
    <style:style style:name="T73" style:family="text">
      <style:text-properties fo:color="#d6bb9a" loext:opacity="100%"/>
    </style:style>
    <style:style style:name="T74" style:family="text">
      <style:text-properties fo:color="#d6bb9a" loext:opacity="100%" fo:font-size="14pt" style:font-size-asian="14pt" style:font-size-complex="14pt"/>
    </style:style>
    <style:style style:name="T75" style:family="text">
      <style:text-properties fo:color="#d6bb9a" loext:opacity="100%" fo:font-size="13pt" style:font-size-asian="13pt" style:font-size-complex="13pt"/>
    </style:style>
    <style:style style:name="T76" style:family="text">
      <style:text-properties fo:color="#8a602c" loext:opacity="100%"/>
    </style:style>
    <style:style style:name="T77" style:family="text">
      <style:text-properties fo:color="#8a602c" loext:opacity="100%" fo:font-size="13pt" style:font-size-asian="13pt" style:font-size-complex="13pt"/>
    </style:style>
    <style:style style:name="T78" style:family="text">
      <style:text-properties fo:color="#d69545" loext:opacity="100%"/>
    </style:style>
    <style:style style:name="T79" style:family="text">
      <style:text-properties fo:color="#ff6aad" loext:opacity="100%"/>
    </style:style>
    <style:style style:name="T80" style:family="text">
      <style:text-properties fo:color="#ff6aad" loext:opacity="100%" fo:font-size="14pt" style:font-size-asian="14pt" style:font-size-complex="14pt"/>
    </style:style>
    <style:style style:name="T81" style:family="text">
      <style:text-properties fo:color="#ff6aad" loext:opacity="100%" fo:font-size="13pt" style:font-size-asian="13pt" style:font-size-complex="13pt"/>
    </style:style>
    <style:style style:name="T82" style:family="text">
      <style:text-properties fo:font-size="14pt" style:font-size-asian="14pt" style:font-size-complex="14pt"/>
    </style:style>
    <style:style style:name="T83" style:family="text">
      <style:text-properties fo:font-size="13pt" style:font-size-asian="13pt" style:font-size-complex="13pt"/>
    </style:style>
    <style:style style:name="T84" style:family="text">
      <style:text-properties fo:font-size="13pt" officeooo:rsid="00766e78" style:font-size-asian="13pt" style:font-size-complex="13pt"/>
    </style:style>
    <style:style style:name="T85" style:family="text">
      <style:text-properties officeooo:rsid="007a0d86"/>
    </style:style>
    <style:style style:name="T86" style:family="text">
      <style:text-properties officeooo:rsid="007e372c"/>
    </style:style>
    <style:style style:name="T87" style:family="text">
      <style:text-properties officeooo:rsid="00831605"/>
    </style:style>
    <style:style style:name="T88" style:family="text">
      <style:text-properties officeooo:rsid="0085de0c"/>
    </style:style>
    <style:style style:name="T89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­</text:p>
          </table:table-cell>
          <table:table-cell table:style-name="Таблица1.A1" office:value-type="string">
            <text:p text:style-name="P8">Министерство науки и высшего образования Российской Федерации</text:p>
            <text:p text:style-name="P8">Федеральное государственное бюджетное образовательное учреждение </text:p>
            <text:p text:style-name="P8">высшего образования</text:p>
            <text:p text:style-name="P9">«Московский государственный технический университет</text:p>
            <text:p text:style-name="P9">имени Н.Э. Баумана</text:p>
            <text:p text:style-name="P8">(национальный исследовательский университет)»</text:p>
            <text:p text:style-name="P8">(МГТУ им. Н.Э. Баумана)</text:p>
          </table:table-cell>
        </table:table-row>
      </table:table>
      <text:p text:style-name="P15"/>
      <text:p text:style-name="P11"/>
      <text:p text:style-name="P17"><text:span text:style-name="T1">ФАКУЛЬТЕТ <text:tab/></text:span><text:span text:style-name="T2">Информатика и системы управления</text:span></text:p>
      <text:p text:style-name="P6"/>
      <text:p text:style-name="P6">КАФЕДРА <text:tab/><text:tab/>Программное обеспечение ЭВМ и информационные технологии</text:p>
      <text:p text:style-name="P7"/>
      <text:p text:style-name="P12"/>
      <text:p text:style-name="P12"/>
      <text:p text:style-name="P17"><text:span text:style-name="T10">ОТЧЕТ ПО </text:span><text:span text:style-name="T11">ЛАБОРАТОРНОЙ РАБОТЕ №1 «ДЛИННАЯ АРИФМЕТИКА»</text:span></text:p>
      <text:p text:style-name="P12"/>
      <text:p text:style-name="P12"/>
      <text:p text:style-name="P17"><text:span text:style-name="T3">Студент<text:tab/><text:tab/><text:tab/></text:span><text:span text:style-name="T5">Подкорытов Сергей Алексеевич</text:span></text:p>
      <text:p text:style-name="P10"/>
      <text:p text:style-name="P17"><text:span text:style-name="T3">Группа<text:tab/><text:tab/><text:tab/>ИУ7 – </text:span><text:span text:style-name="T4">3</text:span><text:span text:style-name="T5">5</text:span><text:span text:style-name="T3">Б </text:span></text:p>
      <text:p text:style-name="P13"/>
      <text:p text:style-name="P12"/>
      <text:p text:style-name="P12"/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16"/>
      <text:p text:style-name="P14"/>
      <text:p text:style-name="P17"><text:span text:style-name="T6">20</text:span><text:span text:style-name="T7">2</text:span><text:span text:style-name="T9">3</text:span><text:span text:style-name="T6"> <text:s text:c="4"/></text:span><text:span text:style-name="T8">г.</text:span></text:p>
      <text:list xml:id="list4069761335" text:style-name="WWNum2">
        <text:list-header>
          <text:p text:style-name="P60"><text:bookmark text:name="_GoBack"/><text:soft-page-break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8">Оглавление</text:p>
          </text:index-title>
          <text:p text:style-name="P29"><text:a xlink:type="simple" xlink:href="#__RefHeading___Toc1493_1224043242" text:style-name="Index_20_Link" text:visited-style-name="Index_20_Link"><text:span text:style-name="T62">Описание условия задачи<text:tab/>3</text:span></text:a></text:p>
          <text:p text:style-name="P29"><text:a xlink:type="simple" xlink:href="#__RefHeading___Toc1495_1224043242" text:style-name="Index_20_Link" text:visited-style-name="Index_20_Link"><text:span text:style-name="T62">Описание технического задания<text:tab/>3</text:span></text:a></text:p>
          <text:p text:style-name="P29"><text:a xlink:type="simple" xlink:href="#__RefHeading___Toc1497_1224043242" text:style-name="Index_20_Link" text:visited-style-name="Index_20_Link"><text:span text:style-name="T62">Описание </text:span></text:a><text:a xlink:type="simple" xlink:href="#__RefHeading___Toc1497_1224043242" text:style-name="Index_20_Link" text:visited-style-name="Index_20_Link"><text:span text:style-name="T63">типов</text:span></text:a><text:a xlink:type="simple" xlink:href="#__RefHeading___Toc1497_1224043242" text:style-name="Index_20_Link" text:visited-style-name="Index_20_Link"><text:span text:style-name="T62"> данных<text:tab/></text:span></text:a><text:span text:style-name="T63">4</text:span></text:p>
          <text:p text:style-name="P29"><text:a xlink:type="simple" xlink:href="#__RefHeading___Toc1499_1224043242" text:style-name="Index_20_Link" text:visited-style-name="Index_20_Link"><text:span text:style-name="T62">Описание алгоритма<text:tab/></text:span></text:a><text:span text:style-name="T63">5</text:span></text:p>
          <text:p text:style-name="P29"><text:a xlink:type="simple" xlink:href="#__RefHeading___Toc1501_1224043242" text:style-name="Index_20_Link" text:visited-style-name="Index_20_Link"><text:span text:style-name="T62">Набор тестов<text:tab/></text:span></text:a><text:span text:style-name="T63">5</text:span></text:p>
          <text:p text:style-name="P30"><text:a xlink:type="simple" xlink:href="#__RefHeading___Toc1505_1224043242" text:style-name="Index_20_Link" text:visited-style-name="Index_20_Link"><text:span text:style-name="T62">Вывод<text:tab/></text:span></text:a><text:span text:style-name="T63">6</text:span></text:p>
        </text:index-body>
      </text:table-of-content>
      <text:p text:style-name="P62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h text:style-name="P28" text:outline-level="1"/>
      <text:h text:style-name="P24" text:outline-level="1"><text:bookmark-start text:name="__RefHeading___Toc1493_1224043242"/><text:soft-page-break/>Описание условия задачи<text:bookmark-end text:name="__RefHeading___Toc1493_1224043242"/></text:h>
      <text:p text:style-name="P69">Смоделировать операцию деления целого числа длиной до 40 десятичных цифр на действительное число в форме m.n Е K, где суммарная длина мантиссы (m+n) - до 40 значащих цифр, а величина порядка K - до 5 цифр. Результат выдать в форме 0.m1 Е K1, где m1 - до 40 значащих цифр, а K1 - до 5 цифр.</text:p>
      <text:p text:style-name="P64"/>
      <text:h text:style-name="P27" text:outline-level="1"><text:bookmark-start text:name="__RefHeading___Toc1495_1224043242"/>Описание технического задания<text:bookmark-end text:name="__RefHeading___Toc1495_1224043242"/></text:h>
      <text:list xml:id="list2936896067" text:style-name="L1">
        <text:list-header>
          <text:p text:style-name="P78">Входные данные:</text:p>
          <text:p text:style-name="P84"><text:span text:style-name="T20">Целое число:</text:span><text:span text:style-name="T12"> строка, содержащая целое число в виде </text:span><text:span text:style-name="T22">&lt;+\-m&gt;. </text:span><text:span text:style-name="T23">Если не указать знак перед числом – по умолчанию будется считаться за ‘+’</text:span><text:span text:style-name="T12">. Длина модуля числа </text:span><text:span text:style-name="T22">&lt;m&gt; - </text:span><text:span text:style-name="T12">до </text:span><text:span text:style-name="T17">40</text:span><text:span text:style-name="T12"> цифр.</text:span></text:p>
          <text:p text:style-name="P85"><text:span text:style-name="T20">Действительное число:</text:span><text:span text:style-name="T12"> строка, содержащая вещественное число в виде </text:span><text:span text:style-name="T22">&lt;</text:span><text:span text:style-name="T24">(</text:span><text:span text:style-name="T22">+\-</text:span><text:span text:style-name="T24">)</text:span><text:span text:style-name="T22">m.n E </text:span><text:span text:style-name="T24">(</text:span><text:span text:style-name="T22">+\-</text:span><text:span text:style-name="T24">)</text:span><text:span text:style-name="T22">K&gt;. </text:span><text:span text:style-name="T23">Если не указать знак перед числом </text:span><text:span text:style-name="T24">и/или экспонентой </text:span><text:span text:style-name="T23">– по умолчанию будется считаться за ‘+’</text:span><text:span text:style-name="T12">. Суммарная длина </text:span><text:span text:style-name="T22">&lt;m+n&gt; - </text:span><text:span text:style-name="T12">до </text:span><text:span text:style-name="T17">40 значащих</text:span><text:span text:style-name="T12"> цифр; длина порядка — до 5 цифр.</text:span></text:p>
          <text:p text:style-name="P65"/>
          <text:p text:style-name="P79">Выходные данные:</text:p>
          <text:p text:style-name="P90"><text:span text:style-name="T12">Длинное число в виде </text:span><text:span text:style-name="T22">&lt;</text:span><text:span text:style-name="T12">+\-0.</text:span><text:span text:style-name="T22">m E +\-K&gt;. </text:span><text:span text:style-name="T12">Длинна мантиссы </text:span><text:span text:style-name="T22">&lt;m&gt; - </text:span><text:span text:style-name="T12">до </text:span><text:span text:style-name="T18">4</text:span><text:span text:style-name="T12">0 цифр; длина порядка </text:span><text:span text:style-name="T22">&lt;K&gt;</text:span><text:span text:style-name="T12"> — до 5 цифр.</text:span></text:p>
          <text:p text:style-name="P80"/>
          <text:p text:style-name="P79">Действие программы:</text:p>
          <text:p text:style-name="P66"><text:span text:style-name="T65">Деление</text:span> целого числа на действительное.</text:p>
          <text:p text:style-name="P67"/>
          <text:p text:style-name="P91"><text:span text:style-name="T19">Обращение к программе:</text:span><text:span text:style-name="T21"> </text:span></text:p>
          <text:p text:style-name="P92"><text:span text:style-name="T13">З</text:span><text:span text:style-name="T32">апускается через терминал: </text:span><text:span text:style-name="T33">вводится </text:span><text:span text:style-name="T34">целое</text:span><text:span text:style-name="T33"> число — за ним — </text:span><text:span text:style-name="T34">вещественное</text:span><text:span text:style-name="T33">.</text:span></text:p>
          <text:p text:style-name="P93"><text:span text:style-name="T32">А</text:span><text:span text:style-name="T31">варийные ситуации:</text:span></text:p>
        </text:list-header>
        <text:list-item>
          <text:p text:style-name="P94"><text:span text:style-name="T40">Введено слишком длинное выражение</text:span><text:span text:style-name="T39"><text:line-break/></text:span><text:span text:style-name="T36">Код ошибки – 1 </text:span><text:span text:style-name="T40">(TOO_LONG)</text:span></text:p>
        </text:list-item>
        <text:list-item>
          <text:p text:style-name="P94"><text:span text:style-name="T46">Введено не число</text:span><text:span text:style-name="T44"><text:line-break/></text:span><text:span text:style-name="T45">Код ошибки – 2 </text:span><text:span text:style-name="T46">(NOT_NUMBER)</text:span></text:p>
        </text:list-item>
        <text:list-item>
          <text:p text:style-name="P95"><text:span text:style-name="T36"><text:s/></text:span><text:span text:style-name="T40">С</text:span><text:span text:style-name="T37">трока с </text:span><text:span text:style-name="T36">действительным</text:span><text:span text:style-name="T37"> числом </text:span><text:span text:style-name="T36">не подходит под регулярное выражение </text:span><text:span text:style-name="T55">&lt;</text:span><text:span text:style-name="T56">(</text:span><text:span text:style-name="T55">+\-</text:span><text:span text:style-name="T56">)</text:span><text:span text:style-name="T55">m.n E </text:span><text:span text:style-name="T56">(</text:span><text:span text:style-name="T55">+\-</text:span><text:span text:style-name="T56">)</text:span><text:span text:style-name="T55">K&gt;</text:span><text:span text:style-name="T38"><text:line-break/></text:span><text:span text:style-name="T36">Код ошибки – 3 </text:span><text:span text:style-name="T40">(INPUT_FLOAT_ERROR)</text:span><text:span text:style-name="T36">.</text:span></text:p>
        </text:list-item>
        <text:list-item>
          <text:p text:style-name="P96"><text:soft-page-break/><text:span text:style-name="T36"><text:s/></text:span><text:span text:style-name="T40">Введено пустое число (минус, точка или ноль при вводе вещественного числа)</text:span><text:span text:style-name="T38"><text:line-break/></text:span><text:span text:style-name="T36">Код ошибки – 4 </text:span><text:span text:style-name="T40">(EMPTY_ERROR)</text:span><text:span text:style-name="T36">.</text:span></text:p>
        </text:list-item>
        <text:list-item>
          <text:p text:style-name="P100"><text:span text:style-name="T40">Переполнение порядка после вычислений</text:span><text:span text:style-name="T35"><text:line-break/>Код ошибки – 5 </text:span><text:span text:style-name="T40">(EXCESS_ORDER)</text:span></text:p>
        </text:list-item>
      </text:list>
      <text:h text:style-name="P26" text:outline-level="1"><text:bookmark-start text:name="__RefHeading___Toc1497_1224043242"/>Описание <text:span text:style-name="T66">типов</text:span> данных<text:bookmark-end text:name="__RefHeading___Toc1497_1224043242"/></text:h>
      <text:p text:style-name="P87"><text:span text:style-name="T57">После ввода </text:span><text:span text:style-name="T59">целого </text:span><text:span text:style-name="T57">числа, оно хранится в массиве </text:span><text:span text:style-name="T59">цифр</text:span><text:span text:style-name="T57"> </text:span><text:span text:style-name="T58">длинной </text:span><text:span text:style-name="T59">4</text:span><text:span text:style-name="T58">1</text:span><text:span text:style-name="T59">, знак хранится в переменной. Для обработки действительного числа используется массив из 40 чисел для мантиссы и переменные для порядка и знака числа</text:span></text:p>
      <text:p text:style-name="P68"/>
      <text:p text:style-name="P76"/>
      <text:p text:style-name="P36"><text:span text:style-name="T70"><text:s text:c="4"/></text:span><text:span text:style-name="T69">int</text:span><text:span text:style-name="T72"> </text:span><text:span text:style-name="T75">number_int</text:span><text:span text:style-name="T83">[</text:span><text:span text:style-name="T81">N</text:span><text:span text:style-name="T72"> </text:span><text:span text:style-name="T75">+</text:span><text:span text:style-name="T72"> </text:span><text:span text:style-name="T77">1</text:span><text:span text:style-name="T83">]; <text:s text:c="2"/>// </text:span><text:span text:style-name="T84">массив цифр для целого числа</text:span></text:p>
      <text:p text:style-name="P31"><text:span text:style-name="T70"><text:s text:c="4"/></text:span><text:span text:style-name="T67">int</text:span><text:span text:style-name="T70"> </text:span><text:span text:style-name="T73">n</text:span><text:span text:style-name="T70"> </text:span>=<text:span text:style-name="T70"> </text:span><text:span text:style-name="T76">0</text:span>; <text:s text:c="3"/>// <text:span text:style-name="T66">количество цифр</text:span></text:p>
      <text:p text:style-name="P31"><text:span text:style-name="T70"><text:s text:c="4"/></text:span><text:span text:style-name="T67">char</text:span><text:span text:style-name="T70"> </text:span><text:span text:style-name="T73">sign_int</text:span><text:span text:style-name="T70"> </text:span>=<text:span text:style-name="T70"> </text:span><text:span text:style-name="T78">'+'</text:span>; <text:s text:c="2"/>// <text:span text:style-name="T66">знак целого числа</text:span></text:p>
      <text:p text:style-name="P31"><text:span text:style-name="T70"><text:s text:c="4"/></text:span><text:span text:style-name="T67">int</text:span><text:span text:style-name="T70"> </text:span><text:span text:style-name="T73">mantissa</text:span>[<text:span text:style-name="T79">N</text:span>]; <text:s/>// <text:span text:style-name="T66">массив цифр для мантиссы</text:span></text:p>
      <text:p text:style-name="P31"><text:span text:style-name="T70"><text:s text:c="4"/></text:span><text:span text:style-name="T67">int</text:span><text:span text:style-name="T70"> </text:span><text:span text:style-name="T73">m</text:span><text:span text:style-name="T70"> </text:span>=<text:span text:style-name="T70"> </text:span><text:span text:style-name="T76">0</text:span>; <text:s text:c="3"/>// <text:span text:style-name="T66">количество цифр</text:span></text:p>
      <text:p text:style-name="P31"><text:span text:style-name="T70"><text:s text:c="4"/></text:span><text:span text:style-name="T67">int</text:span><text:span text:style-name="T70"> </text:span><text:span text:style-name="T73">k</text:span><text:span text:style-name="T70"> </text:span>=<text:span text:style-name="T70"> </text:span><text:span text:style-name="T76">0</text:span>; <text:s text:c="3"/>// <text:span text:style-name="T66">порядок числа</text:span></text:p>
      <text:p text:style-name="P31"><text:span text:style-name="T70"><text:s text:c="4"/></text:span><text:span text:style-name="T67">char</text:span><text:span text:style-name="T70"> </text:span><text:span text:style-name="T73">sign_float</text:span><text:span text:style-name="T70"> </text:span>=<text:span text:style-name="T70"> </text:span><text:span text:style-name="T78">'+'</text:span>; <text:s text:c="2"/>// <text:span text:style-name="T66">знак вещественного числа</text:span></text:p>
      <text:p text:style-name="P18"/>
      <text:p text:style-name="P19"><text:span text:style-name="T53"><text:s text:c="2"/>О</text:span><text:span text:style-name="T54">бработанное число размещается также как и вещественное</text:span></text:p>
      <text:p text:style-name="P37"><text:span text:style-name="T70"><text:s text:c="3"/></text:span><text:span text:style-name="T68">int</text:span><text:span text:style-name="T71"> </text:span><text:span text:style-name="T74">ratio</text:span><text:span text:style-name="T82">[</text:span><text:span text:style-name="T80">N</text:span><text:span text:style-name="T82">]; </text:span><text:span text:style-name="T83">// </text:span><text:span text:style-name="T84">массив цифр для мантиссы</text:span></text:p>
      <text:p text:style-name="P35"><text:span text:style-name="T70"><text:s text:c="2"/></text:span><text:span text:style-name="T67">int</text:span><text:span text:style-name="T70"> </text:span><text:span text:style-name="T73">m1</text:span><text:span text:style-name="T70"> </text:span>=<text:span text:style-name="T70"> </text:span><text:span text:style-name="T76">0</text:span>; <text:span text:style-name="T83"><text:s text:c="3"/>// </text:span><text:span text:style-name="T84">количество цифр</text:span></text:p>
      <text:p text:style-name="P35"><text:span text:style-name="T70"><text:s text:c="2"/></text:span><text:span text:style-name="T67">int</text:span><text:span text:style-name="T70"> </text:span><text:span text:style-name="T73">k1</text:span>; <text:span text:style-name="T83"><text:s text:c="3"/>// </text:span><text:span text:style-name="T84">порядок числа</text:span></text:p>
      <text:p text:style-name="P35"><text:span text:style-name="T70"><text:s text:c="2"/></text:span><text:span text:style-name="T67">char</text:span><text:span text:style-name="T70"> </text:span><text:span text:style-name="T73">sign_ratio</text:span><text:span text:style-name="T70"> </text:span>=<text:span text:style-name="T70"> </text:span><text:span text:style-name="T78">'+'</text:span>; <text:span text:style-name="T83">// </text:span><text:span text:style-name="T84">знак числа</text:span></text:p>
      <text:h text:style-name="P24" text:outline-level="1"><text:bookmark-start text:name="__RefHeading___Toc1499_1224043242"/>Описание алгоритма<text:bookmark-end text:name="__RefHeading___Toc1499_1224043242"/></text:h>
      <text:list xml:id="list2573056174" text:style-name="L2">
        <text:list-item>
          <text:p text:style-name="P81"><text:span text:style-name="T41">В</text:span><text:span text:style-name="T35">вод целого числа</text:span></text:p>
        </text:list-item>
        <text:list-item>
          <text:p text:style-name="P83"><text:span text:style-name="T25">В</text:span><text:span text:style-name="T22">вод вещественного числа</text:span></text:p>
        </text:list-item>
        <text:list-item>
          <text:p text:style-name="P82"><text:span text:style-name="T22">Перевод вещественного выражения из вида </text:span><text:span text:style-name="T26">&lt;</text:span><text:span text:style-name="T24">(</text:span><text:span text:style-name="T26">+\-</text:span><text:span text:style-name="T24">)</text:span><text:span text:style-name="T26">m.n E </text:span><text:span text:style-name="T24">(</text:span><text:span text:style-name="T26">+\-</text:span><text:span text:style-name="T24">)</text:span><text:span text:style-name="T26">K&gt; <text:s text:c="30"/></text:span><text:span text:style-name="T22">в мантиссу и порядок</text:span></text:p>
        </text:list-item>
        <text:list-item>
          <text:p text:style-name="P63">Деление чисел с точностью до 40 знаков после запятой</text:p>
        </text:list-item>
        <text:list-item>
          <text:p text:style-name="P63">Округление при необходимости</text:p>
        </text:list-item>
        <text:list-item>
          <text:p text:style-name="P86"><text:span text:style-name="T29">В</text:span><text:span text:style-name="T30">ывод результата деления в виде </text:span><text:span text:style-name="T26">&lt;</text:span><text:span text:style-name="T24">(</text:span><text:span text:style-name="T26">+\-</text:span><text:span text:style-name="T24">)</text:span><text:span text:style-name="T27">0</text:span><text:span text:style-name="T26">.n E </text:span><text:span text:style-name="T24">(</text:span><text:span text:style-name="T26">+\-</text:span><text:span text:style-name="T24">)</text:span><text:span text:style-name="T26">K&gt;</text:span></text:p>
        </text:list-item>
      </text:list>
      <text:h text:style-name="P23" text:outline-level="1"><text:bookmark-start text:name="__RefHeading___Toc1501_1224043242"/>Набор тестов<text:bookmark-end text:name="__RefHeading___Toc1501_122404324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office:value-type="string">
            <text:p text:style-name="P39">№</text:p>
          </table:table-cell>
          <table:table-cell table:style-name="Table1.A1" office:value-type="string">
            <text:p text:style-name="P42">Название теста</text:p>
          </table:table-cell>
          <table:table-cell table:style-name="Table1.A1" office:value-type="string">
            <text:p text:style-name="P42">Число №1</text:p>
          </table:table-cell>
          <table:table-cell table:style-name="Table1.A1" office:value-type="string">
            <text:p text:style-name="P42">Число №2</text:p>
          </table:table-cell>
          <table:table-cell table:style-name="Table1.E1" office:value-type="string">
            <text:p text:style-name="P42">Вывод</text:p>
          </table:table-cell>
        </table:table-row>
        <table:table-row table:style-name="Table1.2"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3">Обычный тест</text:p>
          </table:table-cell>
          <table:table-cell table:style-name="Table1.A2" office:value-type="string">
            <text:p text:style-name="P43">2383</text:p>
          </table:table-cell>
          <table:table-cell table:style-name="Table1.A2" office:value-type="string">
            <text:p text:style-name="P43">12.382 E -5</text:p>
          </table:table-cell>
          <table:table-cell table:style-name="Table1.E2" office:value-type="string">
            <text:p text:style-name="P77">+0.1924257105943152454780361757105943152455 E 8</text:p>
          </table:table-cell>
        </table:table-row>
        <table:table-row>
          <table:table-cell table:style-name="Table1.A2" office:value-type="string">
            <text:p text:style-name="P40">2</text:p>
          </table:table-cell>
          <table:table-cell table:style-name="Table1.A2" office:value-type="string">
            <text:p text:style-name="P43">Деление на единицу</text:p>
          </table:table-cell>
          <table:table-cell table:style-name="Table1.A2" office:value-type="string">
            <text:p text:style-name="P43">28938</text:p>
          </table:table-cell>
          <table:table-cell table:style-name="Table1.A2" office:value-type="string">
            <text:p text:style-name="P43">1</text:p>
          </table:table-cell>
          <table:table-cell table:style-name="Table1.E3" office:value-type="string">
            <text:p text:style-name="P49">+0.<text:span text:style-name="T61">28938 Е 5</text:span></text:p>
          </table:table-cell>
        </table:table-row>
        <table:table-row>
          <table:table-cell table:style-name="Table1.A2" office:value-type="string">
            <text:p text:style-name="P50">3</text:p>
          </table:table-cell>
          <table:table-cell table:style-name="Table1.A2" office:value-type="string">
            <text:p text:style-name="P44"><text:span text:style-name="T85">Дел</text:span>ение чисел разных знаков</text:p>
          </table:table-cell>
          <table:table-cell table:style-name="Table1.A2" office:value-type="string">
            <text:p text:style-name="P51">-13</text:p>
          </table:table-cell>
          <table:table-cell table:style-name="Table1.A2" office:value-type="string">
            <text:p text:style-name="P52">5</text:p>
          </table:table-cell>
          <table:table-cell table:style-name="Table1.E3" office:value-type="string">
            <text:p text:style-name="P39">-0.26 E 1</text:p>
          </table:table-cell>
        </table:table-row>
        <table:table-row>
          <table:table-cell table:style-name="Table1.A2" office:value-type="string">
            <text:p text:style-name="P50">4</text:p>
          </table:table-cell>
          <table:table-cell table:style-name="Table1.A2" office:value-type="string">
            <text:p text:style-name="P43">Округление числа</text:p>
          </table:table-cell>
          <table:table-cell table:style-name="Table1.A2" office:value-type="string">
            <text:p text:style-name="P52">2</text:p>
          </table:table-cell>
          <table:table-cell table:style-name="Table1.A2" office:value-type="string">
            <text:p text:style-name="P41">3</text:p>
          </table:table-cell>
          <table:table-cell table:style-name="Table1.E3" office:value-type="string">
            <text:p text:style-name="P39">+0.6666666666666666666666666666666666666667 E 0</text:p>
          </table:table-cell>
        </table:table-row>
        <table:table-row table:style-name="Table1.6">
          <table:table-cell table:style-name="Table1.A2" office:value-type="string">
            <text:p text:style-name="P50">5</text:p>
          </table:table-cell>
          <table:table-cell table:style-name="Table1.A2" office:value-type="string">
            <text:p text:style-name="P45">Граничные значения</text:p>
          </table:table-cell>
          <table:table-cell table:style-name="Table1.A2" office:value-type="string">
            <text:p text:style-name="P53">-999...999 <text:line-break/>(<text:span text:style-name="T86">4</text:span>0 <text:span text:style-name="T60">девяток</text:span>)</text:p>
          </table:table-cell>
          <table:table-cell table:style-name="Table1.A2" office:value-type="string">
            <text:p text:style-name="P54">-0.<text:span text:style-name="T86">111...111</text:span> E -99958</text:p>
            <text:p text:style-name="P55">(40 единиц)</text:p>
          </table:table-cell>
          <table:table-cell table:style-name="Table1.E3" office:value-type="string">
            <text:p text:style-name="P39">+0.9 E 99999</text:p>
          </table:table-cell>
        </table:table-row>
        <table:table-row table:style-name="Table1.7">
          <table:table-cell table:style-name="Table1.A2" office:value-type="string">
            <text:p text:style-name="P56">6</text:p>
          </table:table-cell>
          <table:table-cell table:style-name="Table1.A2" office:value-type="string">
            <text:p text:style-name="P46">Некорректный ввод</text:p>
          </table:table-cell>
          <table:table-cell table:style-name="Table1.A2" office:value-type="string">
            <text:p text:style-name="P56">a</text:p>
          </table:table-cell>
          <table:table-cell table:style-name="Table1.A2" office:value-type="string">
            <text:p text:style-name="P56">123.12</text:p>
          </table:table-cell>
          <table:table-cell table:style-name="Table1.E3" office:value-type="string">
            <text:p text:style-name="P32">Введено не<text:span text:style-name="T88">­</text:span>число</text:p>
          </table:table-cell>
        </table:table-row>
        <table:table-row table:style-name="Table1.6">
          <table:table-cell table:style-name="Table1.A2" office:value-type="string">
            <text:p text:style-name="P56">7</text:p>
          </table:table-cell>
          <table:table-cell table:style-name="Table1.A2" office:value-type="string">
            <text:p text:style-name="P46">Некорректный ввод</text:p>
          </table:table-cell>
          <table:table-cell table:style-name="Table1.A2" office:value-type="string">
            <text:p text:style-name="P56">123</text:p>
          </table:table-cell>
          <table:table-cell table:style-name="Table1.A2" office:value-type="string">
            <text:p text:style-name="P56">ab</text:p>
          </table:table-cell>
          <table:table-cell table:style-name="Table1.E3" office:value-type="string">
            <text:p text:style-name="P32">Введено нечисло</text:p>
            <text:p text:style-name="P39"/>
          </table:table-cell>
        </table:table-row>
        <table:table-row table:style-name="Table1.6">
          <table:table-cell table:style-name="Table1.A2" office:value-type="string">
            <text:p text:style-name="P56">8</text:p>
          </table:table-cell>
          <table:table-cell table:style-name="Table1.A2" office:value-type="string">
            <text:p text:style-name="P46">Округление для цепочки</text:p>
          </table:table-cell>
          <table:table-cell table:style-name="Table1.A2" office:value-type="string">
            <text:p text:style-name="P56">999...999</text:p>
            <text:p text:style-name="P56">(40 девяток)</text:p>
          </table:table-cell>
          <table:table-cell table:style-name="Table1.A2" office:value-type="string">
            <text:p text:style-name="P56">2</text:p>
          </table:table-cell>
          <table:table-cell table:style-name="Table1.E3" office:value-type="string">
            <text:p text:style-name="P33">0.5 E 40</text:p>
          </table:table-cell>
        </table:table-row>
        <table:table-row table:style-name="Table1.6">
          <table:table-cell table:style-name="Table1.A2" office:value-type="string">
            <text:p text:style-name="P56">9</text:p>
          </table:table-cell>
          <table:table-cell table:style-name="Table1.A2" office:value-type="string">
            <text:p text:style-name="P46">Превышение порядка в результате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99 E 99999</text:p>
          </table:table-cell>
          <table:table-cell table:style-name="Table1.E3" office:value-type="string">
            <text:p text:style-name="P33">Порядок результирующего числа больше пяти цифр</text:p>
          </table:table-cell>
        </table:table-row>
        <table:table-row table:style-name="Table1.6">
          <table:table-cell table:style-name="Table1.A2" office:value-type="string">
            <text:p text:style-name="P57">10</text:p>
          </table:table-cell>
          <table:table-cell table:style-name="Table1.A2" office:value-type="string">
            <text:p text:style-name="P47">Превышение порядка <text:s/><text:span text:style-name="T87">при вводе</text:span></text:p>
          </table:table-cell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7">1 E 100000</text:p>
          </table:table-cell>
          <table:table-cell table:style-name="Table1.E3" office:value-type="string">
            <text:p text:style-name="P33">Слишком большой порядок числа</text:p>
          </table:table-cell>
        </table:table-row>
        <text:soft-page-break/>
        <table:table-row table:style-name="Table1.6">
          <table:table-cell table:style-name="Table1.A2" office:value-type="string">
            <text:p text:style-name="P59">11</text:p>
          </table:table-cell>
          <table:table-cell table:style-name="Table1.A2" office:value-type="string">
            <text:p text:style-name="P48">Превышение порядка <text:s/><text:span text:style-name="T87">при вводе</text:span>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8">1 E -100000</text:p>
          </table:table-cell>
          <table:table-cell table:style-name="Table1.E3" office:value-type="string">
            <text:p text:style-name="P34">Слишком большой порядок числа</text:p>
          </table:table-cell>
        </table:table-row>
        <table:table-row table:style-name="Table1.6">
          <table:table-cell table:style-name="Table1.A2" office:value-type="string">
            <text:p text:style-name="P59">12</text:p>
          </table:table-cell>
          <table:table-cell table:style-name="Table1.A2" office:value-type="string">
            <text:p text:style-name="P48">Превышение порядка в результате</text:p>
          </table:table-cell>
          <table:table-cell table:style-name="Table1.A2" office:value-type="string">
            <text:p text:style-name="P59">99</text:p>
          </table:table-cell>
          <table:table-cell table:style-name="Table1.A2" office:value-type="string">
            <text:p text:style-name="P59">1 E -99999</text:p>
          </table:table-cell>
          <table:table-cell table:style-name="Table1.E3" office:value-type="string">
            <text:p text:style-name="P34">Порядок результирующего числа больше пяти цифр</text:p>
          </table:table-cell>
        </table:table-row>
      </table:table>
      <text:h text:style-name="P21" text:outline-level="1"/>
      <text:h text:style-name="P22" text:outline-level="1">Ответы на контрольные вопросы</text:h>
      <text:p text:style-name="P70">1. Каков возможный диапазон чисел, представляемых в ПК?</text:p>
      <text:p text:style-name="P88"><text:span text:style-name="T12">Диапазон чисел зависит от разрядности процессора </text:span><text:span text:style-name="T15">и выбранного типа переменной</text:span><text:span text:style-name="T12">. </text:span><text:span text:style-name="T14">Максимальное значение </text:span><text:span text:style-name="T15">64-разрядного </text:span><text:span text:style-name="T14">безз</text:span><text:span text:style-name="T16">н</text:span><text:span text:style-name="T14">ако</text:span><text:span text:style-name="T16">в</text:span><text:span text:style-name="T14">ого целого числа равно 18 446 744 073 709 551 615.</text:span></text:p>
      <text:p text:style-name="P70">2. Какова возможная точность представления чисел, чем она определяется?</text:p>
      <text:p text:style-name="P89"><text:span text:style-name="T12">Точность представления вещественных чисел определяется количеством памяти, выделяемой для хранения мантиссы числа. Для мантиссы числа типа </text:span><text:span text:style-name="T22">double </text:span><text:span text:style-name="T12">выделяется 52 бита, с помощью этого мантисса числа может иметь значение до 4 503 599 627 370 496.</text:span></text:p>
      <text:p text:style-name="P70">3. Какие стандартные операции возможны над числами?</text:p>
      <text:p text:style-name="P75"><text:span text:style-name="T64">О</text:span>перации сложения, вычитания, умножения, деление, взятие остатка, сравнени<text:span text:style-name="T64">я, возведения в степень.</text:span></text:p>
      <text:p text:style-name="P74">4. Какой тип данных может выбрать программист, если обрабатываемые числа превышают возможный диапазон представления чисел в ПК?</text:p>
      <text:p text:style-name="P98"><text:span text:style-name="T47">Мы можем написать структуру,</text:span><text:span text:style-name="T48"> </text:span><text:span text:style-name="T47">где </text:span><text:span text:style-name="T48">мож</text:span><text:span text:style-name="T47">но</text:span><text:span text:style-name="T48"> записать мантиссу, знак числа и порядка. Также может использовать массив символов.</text:span></text:p>
      <text:p text:style-name="P70">5. Как можно осуществить операции над числами, выходящими за рамки машинного представления?</text:p>
      <text:p text:style-name="P98"><text:bookmark-start text:name="__RefHeading___Toc1505_1224043242"/><text:span text:style-name="T42">Можно использовать самостоятельно разработанные функции или библиотеки. </text:span><text:span text:style-name="T43">Те, которые поразрядно умножают/складывают числа.</text:span><text:bookmark-end text:name="__RefHeading___Toc1505_1224043242"/></text:p>
      <text:h text:style-name="P20" text:outline-level="1">Вывод</text:h>
      <text:p text:style-name="P97"><text:span text:style-name="T49">И</text:span><text:span text:style-name="T50">дея длинной арифметики </text:span><text:span text:style-name="T51">позволяет нам обрабатывать числа почти любого диапазона, именно этот метод используется для вычисления числа пи</text:span><text:span text:style-name="T52">, а также для сложения, умножения, вычитания и деления чисел с двадцатью и более значащими цифрами, которые </text:span><text:soft-page-break/><text:span text:style-name="T52">выходят за пределы машинного представления.</text:span><text:span text:style-name="T51"> </text:span><text:span text:style-name="T52">В данной лабораторной работе я научился обрабатывать такие числа с помощью массивов на примере операции деления, познакомился с представлением числа в памяти компьютер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2.051cm" fo:margin-right="0.60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7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101</meta:editing-cycles>
    <meta:print-date>2019-11-26T17:37:00</meta:print-date>
    <meta:creation-date>2018-12-20T06:53:00</meta:creation-date>
    <dc:date>2024-02-17T17:38:14.571447502</dc:date>
    <meta:editing-duration>PT19H17M52S</meta:editing-duration>
    <meta:generator>LibreOffice/7.3.7.2$Linux_X86_64 LibreOffice_project/30$Build-2</meta:generator>
    <meta:document-statistic meta:table-count="2" meta:image-count="1" meta:object-count="0" meta:page-count="7" meta:paragraph-count="142" meta:word-count="844" meta:character-count="5640" meta:non-whitespace-character-count="48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